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equencing Strategy</text:p>
          </table:table-cell>
          <table:table-cell table:style-name="ce1" office:value-type="string" calcext:value-type="string">
            <text:p>Total Sequence</text:p>
          </table:table-cell>
          <table:table-cell table:style-name="ce1" office:value-type="string" calcext:value-type="string">
            <text:p>Largest</text:p>
          </table:table-cell>
          <table:table-cell table:style-name="ce1" office:value-type="string" calcext:value-type="string">
            <text:p>Scaffolds/ contigs</text:p>
          </table:table-cell>
          <table:table-cell table:style-name="ce6" office:value-type="string" calcext:value-type="string">
            <text:p>N50 length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Liostenogaster flavolineata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91280000" calcext:value-type="float">
            <text:p>291280000</text:p>
          </table:table-cell>
          <table:table-cell table:style-name="ce5" office:value-type="float" office:value="5227000" calcext:value-type="float">
            <text:p>5227000</text:p>
          </table:table-cell>
          <table:table-cell table:style-name="ce5" office:value-type="float" office:value="3544" calcext:value-type="float">
            <text:p>3544</text:p>
          </table:table-cell>
          <table:table-cell table:style-name="ce5" office:value-type="float" office:value="3414000" calcext:value-type="float">
            <text:p>3414000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Polistes canadensis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11202212" calcext:value-type="float">
            <text:p>211202212</text:p>
          </table:table-cell>
          <table:table-cell table:style-name="ce5" office:value-type="float" office:value="3185661" calcext:value-type="float">
            <text:p>3185661</text:p>
          </table:table-cell>
          <table:table-cell table:style-name="ce5" office:value-type="float" office:value="3836" calcext:value-type="float">
            <text:p>3836</text:p>
          </table:table-cell>
          <table:table-cell table:style-name="ce5" office:value-type="float" office:value="521566" calcext:value-type="float">
            <text:p>521566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Polistes dominula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08026220" calcext:value-type="float">
            <text:p>208026220</text:p>
          </table:table-cell>
          <table:table-cell table:style-name="ce5" office:value-type="float" office:value="7126315" calcext:value-type="float">
            <text:p>7126315</text:p>
          </table:table-cell>
          <table:table-cell table:style-name="ce5" office:value-type="float" office:value="1483" calcext:value-type="float">
            <text:p>1483</text:p>
          </table:table-cell>
          <table:table-cell table:style-name="ce5" office:value-type="float" office:value="1625592" calcext:value-type="float">
            <text:p>1625592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Polistes fuscatus</text:p>
          </table:table-cell>
          <table:table-cell table:style-name="ce5" office:value-type="string" calcext:value-type="string">
            <text:p>PacBio Sequel + Illumina + Dovetail</text:p>
          </table:table-cell>
          <table:table-cell table:style-name="ce5" office:value-type="float" office:value="219116742" calcext:value-type="float">
            <text:p>219116742</text:p>
          </table:table-cell>
          <table:table-cell table:style-name="ce5" office:value-type="float" office:value="19629704" calcext:value-type="float">
            <text:p>1962970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9116088" calcext:value-type="float">
            <text:p>9116088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Polistes metricus</text:p>
          </table:table-cell>
          <table:table-cell table:style-name="ce5" office:value-type="string" calcext:value-type="string">
            <text:p>PacBio Sequel + Illumina</text:p>
          </table:table-cell>
          <table:table-cell table:style-name="ce5" office:value-type="float" office:value="219838961" calcext:value-type="float">
            <text:p>219838961</text:p>
          </table:table-cell>
          <table:table-cell table:style-name="ce5" office:value-type="float" office:value="15979625" calcext:value-type="float">
            <text:p>1597962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4634047" calcext:value-type="float">
            <text:p>4634047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Polistes dorsalis</text:p>
          </table:table-cell>
          <table:table-cell table:style-name="ce5" office:value-type="string" calcext:value-type="string">
            <text:p>10x Genomics</text:p>
          </table:table-cell>
          <table:table-cell table:style-name="ce5" office:value-type="float" office:value="209288276" calcext:value-type="float">
            <text:p>209288276</text:p>
          </table:table-cell>
          <table:table-cell table:style-name="ce5" office:value-type="float" office:value="20305868" calcext:value-type="float">
            <text:p>20305868</text:p>
          </table:table-cell>
          <table:table-cell table:style-name="ce5" office:value-type="float" office:value="5129" calcext:value-type="float">
            <text:p>5129</text:p>
          </table:table-cell>
          <table:table-cell table:style-name="ce5" office:value-type="float" office:value="5372633" calcext:value-type="float">
            <text:p>5372633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Vespula vulgaris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6275134" calcext:value-type="float">
            <text:p>176275134</text:p>
          </table:table-cell>
          <table:table-cell table:style-name="ce5" office:value-type="float" office:value="19426332" calcext:value-type="float">
            <text:p>194263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304510" calcext:value-type="float">
            <text:p>830451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espula germanica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8312246" calcext:value-type="float">
            <text:p>178312246</text:p>
          </table:table-cell>
          <table:table-cell table:style-name="ce5" office:value-type="float" office:value="19524135" calcext:value-type="float">
            <text:p>19524135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8396154" calcext:value-type="float">
            <text:p>8396154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Vespula pensylvanica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9379562" calcext:value-type="float">
            <text:p>179379562</text:p>
          </table:table-cell>
          <table:table-cell table:style-name="ce5" office:value-type="float" office:value="19704315" calcext:value-type="float">
            <text:p>19704315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8532720" calcext:value-type="float">
            <text:p>8532720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Taylor</meta:initial-creator>
    <meta:creation-date>2021-06-11T14:09:21.570801541</meta:creation-date>
    <dc:date>2021-06-11T14:31:25.557323864</dc:date>
    <dc:creator>Benjamin Taylor</dc:creator>
    <meta:editing-duration>PT11M53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